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8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8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00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um of Sub-carriers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Payload (Bytes)</text:p>
          </table:table-cell>
          <table:table-cell table:style-name="ce3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Fraction of Pilots</text:p>
          </table:table-cell>
          <table:table-cell table:style-name="ce1" table:formula="of:=1/4" office:value-type="float" office:value="0.25" calcext:value-type="float">
            <text:p>0.25</text:p>
          </table:table-cell>
          <table:table-cell table:formula="of:=[.B2]*[.B3]"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CRC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raction of NULLS</text:p>
          </table:table-cell>
          <table:table-cell table:style-name="ce1" table:formula="of:=3/32" office:value-type="float" office:value="0.09375" calcext:value-type="float">
            <text:p>0.09375</text:p>
          </table:table-cell>
          <table:table-cell table:formula="of:=[.B2]*[.B4]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od Scheme(k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ta Sub-carriers</text:p>
          </table:table-cell>
          <table:table-cell/>
          <table:table-cell table:formula="of:=[.B2]-[.C3]-[.C4]"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FEC Rate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yclic Prefix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ym per OFDM</text:p>
          </table:table-cell>
          <table:table-cell table:formula="of:=[.B2]+[.B7]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Total Bits</text:p>
          </table:table-cell>
          <table:table-cell table:formula="of:=[.H2]*8+[.H3]" office:value-type="float" office:value="12032" calcext:value-type="float">
            <text:p>1203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otal Symbols</text:p>
          </table:table-cell>
          <table:table-cell table:formula="of:=([.H10]/[.H4])/[.H5]" office:value-type="float" office:value="5347.55555555556" calcext:value-type="float">
            <text:p>5347.555555555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der</text:p>
          </table:table-cell>
          <table:table-cell table:formula="of:=ROUNDUP(256/[.C5]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yload</text:p>
          </table:table-cell>
          <table:table-cell table:style-name="ce2" table:formula="of:=ROUNDUP([.H11]/[.C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nsmitted Symbols</text:p>
          </table:table-cell>
          <table:table-cell table:formula="of:=([.B14]+[.B15]+[.B16]+[.B17])*[.B10]" office:value-type="float" office:value="13248" calcext:value-type="float">
            <text:p>132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dwidth Efficiency</text:p>
          </table:table-cell>
          <table:table-cell table:formula="of:=[.H10]/[.B19]" office:value-type="float" office:value="0.908212560386473" calcext:value-type="float">
            <text:p>0.908212560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 style:data-style-name="N2" text:time-value="22:40:43.508665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9:52:52.271048782</meta:creation-date>
    <dc:date>2018-02-22T10:11:19.943245517</dc:date>
    <meta:editing-duration>P1DT11H4M4S</meta:editing-duration>
    <meta:editing-cycles>22</meta:editing-cycles>
    <meta:generator>LibreOffice/5.1.6.2$Linux_X86_64 LibreOffice_project/10m0$Build-2</meta:generator>
    <meta:document-statistic meta:table-count="1" meta:cell-count="38" meta:object-count="0"/>
  </office:meta>
</office:document-meta>
</file>